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66in"/>
    </style:style>
    <style:style style:name="co3" style:family="table-column">
      <style:table-column-properties fo:break-before="auto" style:column-width="0.515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3" style:family="table-cell" style:parent-style-name="Default" style:data-style-name="N117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Frequency</text:p>
          </table:table-cell>
          <table:table-cell table:style-name="ce1" office:value-type="string">
            <text:p>Voltage (pp)</text:p>
          </table:table-cell>
          <table:table-cell table:style-name="ce1" office:value-type="string">
            <text:p>dB</text:p>
          </table:table-cell>
          <table:table-cell table:number-columns-repeated="2"/>
        </table:table-row>
        <table:table-row table:style-name="ro1">
          <table:table-cell office:value-type="float" office:value="600">
            <text:p>6.00E+02</text:p>
          </table:table-cell>
          <table:table-cell office:value-type="float" office:value="2.94">
            <text:p>2.940</text:p>
          </table:table-cell>
          <table:table-cell table:formula="oooc:=20*LOG([.B2]/[.$B$2];1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00">
            <text:p>7.00E+02</text:p>
          </table:table-cell>
          <table:table-cell office:value-type="float" office:value="2.94">
            <text:p>2.940</text:p>
          </table:table-cell>
          <table:table-cell table:formula="oooc:=20*LOG([.B3]/[.$B$2];10)" office:value-type="float" office:value="0">
            <text:p>0</text:p>
          </table:table-cell>
          <table:table-cell/>
          <table:table-cell>
            <draw:frame table:end-cell-address="Sheet1.M32" table:end-x="0.187in" table:end-y="0.0634in" draw:z-index="0" draw:style-name="gr1" svg:width="7.0681in" svg:height="5.0937in" svg:x="0.2311in" svg:y="0.126in">
              <draw:object draw:notify-on-update-of-ranges="Sheet1.C1:Sheet1.C1 Sheet1.A1:Sheet1.A1 Sheet1.A2:Sheet1.A14 Sheet1.C1:Sheet1.C1 Sheet1.C2:Sheet1.C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800">
            <text:p>8.00E+02</text:p>
          </table:table-cell>
          <table:table-cell office:value-type="float" office:value="2.94">
            <text:p>2.940</text:p>
          </table:table-cell>
          <table:table-cell table:formula="oooc:=20*LOG([.B4]/[.$B$2];1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00">
            <text:p>1.00E+03</text:p>
          </table:table-cell>
          <table:table-cell office:value-type="float" office:value="2.94">
            <text:p>2.940</text:p>
          </table:table-cell>
          <table:table-cell table:formula="oooc:=20*LOG([.B5]/[.$B$2];1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00">
            <text:p>1.50E+03</text:p>
          </table:table-cell>
          <table:table-cell office:value-type="float" office:value="2.88">
            <text:p>2.880</text:p>
          </table:table-cell>
          <table:table-cell table:formula="oooc:=20*LOG([.B6]/[.$B$2];10)" office:value-type="float" office:value="-0.179096853058529">
            <text:p>-0.18</text:p>
          </table:table-cell>
          <table:table-cell table:number-columns-repeated="2"/>
        </table:table-row>
        <table:table-row table:style-name="ro1">
          <table:table-cell office:value-type="float" office:value="2000">
            <text:p>2.00E+03</text:p>
          </table:table-cell>
          <table:table-cell office:value-type="float" office:value="2.78">
            <text:p>2.780</text:p>
          </table:table-cell>
          <table:table-cell table:formula="oooc:=20*LOG([.B7]/[.$B$2];10)" office:value-type="float" office:value="-0.48605068988162">
            <text:p>-0.49</text:p>
          </table:table-cell>
          <table:table-cell table:number-columns-repeated="2"/>
        </table:table-row>
        <table:table-row table:style-name="ro1">
          <table:table-cell office:value-type="float" office:value="3000">
            <text:p>3.00E+03</text:p>
          </table:table-cell>
          <table:table-cell office:value-type="float" office:value="2.4">
            <text:p>2.400</text:p>
          </table:table-cell>
          <table:table-cell table:formula="oooc:=20*LOG([.B8]/[.$B$2];10)" office:value-type="float" office:value="-1.76272177401103">
            <text:p>-1.76</text:p>
          </table:table-cell>
          <table:table-cell table:number-columns-repeated="2"/>
        </table:table-row>
        <table:table-row table:style-name="ro1">
          <table:table-cell office:value-type="float" office:value="4000">
            <text:p>4.00E+03</text:p>
          </table:table-cell>
          <table:table-cell office:value-type="float" office:value="1.84">
            <text:p>1.840</text:p>
          </table:table-cell>
          <table:table-cell table:formula="oooc:=20*LOG([.B9]/[.$B$2];10)" office:value-type="float" office:value="-4.07059014805242">
            <text:p>-4.07</text:p>
          </table:table-cell>
          <table:table-cell table:number-columns-repeated="2"/>
        </table:table-row>
        <table:table-row table:style-name="ro1">
          <table:table-cell office:value-type="float" office:value="5000">
            <text:p>5.00E+03</text:p>
          </table:table-cell>
          <table:table-cell office:value-type="float" office:value="1.25">
            <text:p>1.250</text:p>
          </table:table-cell>
          <table:table-cell table:formula="oooc:=20*LOG([.B10]/[.$B$2];10)" office:value-type="float" office:value="-7.42874634808202">
            <text:p>-7.43</text:p>
          </table:table-cell>
          <table:table-cell table:number-columns-repeated="2"/>
        </table:table-row>
        <table:table-row table:style-name="ro1">
          <table:table-cell office:value-type="float" office:value="7500">
            <text:p>7.50E+03</text:p>
          </table:table-cell>
          <table:table-cell office:value-type="float" office:value="0.436">
            <text:p>0.436</text:p>
          </table:table-cell>
          <table:table-cell table:formula="oooc:=20*LOG([.B11]/[.$B$2];10)" office:value-type="float" office:value="-16.5772168228714">
            <text:p>-16.58</text:p>
          </table:table-cell>
          <table:table-cell table:number-columns-repeated="2"/>
        </table:table-row>
        <table:table-row table:style-name="ro1">
          <table:table-cell office:value-type="float" office:value="10000">
            <text:p>1.00E+04</text:p>
          </table:table-cell>
          <table:table-cell office:value-type="float" office:value="0.192">
            <text:p>0.192</text:p>
          </table:table-cell>
          <table:table-cell table:formula="oooc:=20*LOG([.B12]/[.$B$2];10)" office:value-type="float" office:value="-23.7009220341722">
            <text:p>-23.7</text:p>
          </table:table-cell>
          <table:table-cell table:number-columns-repeated="2"/>
        </table:table-row>
        <table:table-row table:style-name="ro1">
          <table:table-cell office:value-type="float" office:value="15000">
            <text:p>1.50E+04</text:p>
          </table:table-cell>
          <table:table-cell office:value-type="float" office:value="0.04">
            <text:p>0.040</text:p>
          </table:table-cell>
          <table:table-cell table:formula="oooc:=20*LOG([.B13]/[.$B$2];10)" office:value-type="float" office:value="-37.3257467816839">
            <text:p>-37.33</text:p>
          </table:table-cell>
          <table:table-cell table:number-columns-repeated="2"/>
        </table:table-row>
        <table:table-row table:style-name="ro1">
          <table:table-cell office:value-type="float" office:value="20000">
            <text:p>2.00E+04</text:p>
          </table:table-cell>
          <table:table-cell office:value-type="float" office:value="0.018">
            <text:p>0.018</text:p>
          </table:table-cell>
          <table:table-cell table:formula="oooc:=20*LOG([.B14]/[.$B$2];10)" office:value-type="float" office:value="-44.261496506177">
            <text:p>-44.2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0">04/10/2008</text:date>, <text:time>21:1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ason Milldrum</meta:initial-creator>
    <meta:creation-date>2008-03-27T09:28:14</meta:creation-date>
    <dc:creator>Jason Milldrum</dc:creator>
    <dc:date>2008-04-10T21:18:25</dc:date>
    <meta:editing-cycles>4</meta:editing-cycles>
    <meta:editing-duration>P1DT7H4M4S</meta:editing-duration>
    <meta:user-defined meta:name="Info 1"/>
    <meta:user-defined meta:name="Info 2"/>
    <meta:user-defined meta:name="Info 3"/>
    <meta:user-defined meta:name="Info 4"/>
    <meta:document-statistic meta:table-count="3" meta:cell-count="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family="Calibri" style:font-style-name="Regular" fo:font-size="18pt" style:font-size-asian="13pt" style:font-size-complex="13pt"/>
    </style:style>
    <style:style style:name="ch3" style:family="chart">
      <style:chart-properties chart:interpolation="cubic-spline" chart:symbol-type="automatic" chart:connect-bars="false" chart:spline-order="3" chart:sort-by-x-values="false" chart:right-angled-axes="true"/>
    </style:style>
    <style:style style:name="ch4" style:family="chart" style:data-style-name="N61">
      <style:chart-properties chart:display-label="true" chart:tick-marks-minor-inner="true" chart:tick-marks-minor-outer="true" chart:logarithmic="true" chart:minimum="300" chart:maximum="30000" chart:reverse-direction="false" text:line-break="false" chart:visible="true" chart:interval-minor-divisor="10"/>
      <style:graphic-properties svg:stroke-color="#b3b3b3"/>
      <style:text-properties fo:font-family="Calibri" style:font-style-name="Regular" fo:font-size="12pt" style:font-size-asian="8pt" style:font-size-complex="8pt"/>
    </style:style>
    <style:style style:name="ch5" style:family="chart">
      <style:text-properties fo:font-family="Calibri" style:font-style-name="Regular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-50" chart:reverse-direction="false" text:line-break="false" chart:visible="true"/>
      <style:graphic-properties svg:stroke-color="#b3b3b3"/>
      <style:text-properties fo:font-family="Calibri" style:font-style-name="Regular" fo:font-size="12pt" style:font-size-asian="8pt" style:font-size-complex="8pt"/>
    </style:style>
    <style:style style:name="ch8" style:family="chart">
      <style:chart-properties style:rotation-angle="90"/>
      <style:text-properties fo:font-family="Calibri" style:font-style-name="Regular" fo:font-size="9pt" style:font-size-asian="9pt" style:font-size-complex="9pt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7.954cm" svg:height="12.939cm" chart:class="chart:scatter" chart:column-mapping="0" chart:style-name="ch1">
        <chart:title svg:x="5.273cm" svg:y="0.258cm" chart:style-name="ch2">
          <text:p>Active Audio Filter Response</text:p>
        </chart:title>
        <chart:plot-area chart:style-name="ch3" table:cell-range-address="Sheet1.C1:Sheet1.C14 Sheet1.A1:Sheet1.A14" chart:data-source-has-labels="both" svg:x="0.517cm" svg:y="1.285cm" svg:width="17.077cm" svg:height="11.338cm">
          <chart:axis chart:dimension="x" chart:name="primary-x" chart:style-name="ch4">
            <chart:title svg:x="8.376cm" svg:y="12.31cm" chart:style-name="ch5">
              <text:p>Frequency (Hz)</text:p>
            </chart:title>
            <chart:categories table:cell-range-address="Sheet1.C1:Sheet1.C1"/>
            <chart:grid chart:style-name="ch6" chart:class="major"/>
          </chart:axis>
          <chart:axis chart:dimension="y" chart:name="primary-y" chart:style-name="ch7">
            <chart:title svg:x="0.36cm" svg:y="7.488cm" chart:style-name="ch8">
              <text:p>Voltage (dB)</text:p>
            </chart:title>
            <chart:grid chart:style-name="ch6" chart:class="major"/>
          </chart:axis>
          <chart:series chart:style-name="ch9" chart:values-cell-range-address="Sheet1.C2:Sheet1.C14" chart:label-cell-address="Sheet1.C1:Sheet1.C1" chart:class="chart:scatter">
            <chart:domain table:cell-range-address="Sheet1.A2:Sheet1.A14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B</text:p>
              </table:table-cell>
            </table:table-row>
          </table:table-header-rows>
          <table:table-rows>
            <table:table-row>
              <table:table-cell office:value-type="string">
                <text:p>dB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-0.179096853058529">
                <text:p>-0.179096853058529</text:p>
              </table:table-cell>
            </table:table-row>
            <table:table-row>
              <table:table-cell office:value-type="string"/>
              <table:table-cell office:value-type="float" office:value="2000">
                <text:p>2000</text:p>
              </table:table-cell>
              <table:table-cell office:value-type="float" office:value="-0.48605068988162">
                <text:p>-0.48605068988162</text:p>
              </table:table-cell>
            </table:table-row>
            <table:table-row>
              <table:table-cell office:value-type="string"/>
              <table:table-cell office:value-type="float" office:value="3000">
                <text:p>3000</text:p>
              </table:table-cell>
              <table:table-cell office:value-type="float" office:value="-1.76272177401103">
                <text:p>-1.76272177401103</text:p>
              </table:table-cell>
            </table:table-row>
            <table:table-row>
              <table:table-cell office:value-type="string"/>
              <table:table-cell office:value-type="float" office:value="4000">
                <text:p>4000</text:p>
              </table:table-cell>
              <table:table-cell office:value-type="float" office:value="-4.07059014805242">
                <text:p>-4.07059014805242</text:p>
              </table:table-cell>
            </table:table-row>
            <table:table-row>
              <table:table-cell office:value-type="string"/>
              <table:table-cell office:value-type="float" office:value="5000">
                <text:p>5000</text:p>
              </table:table-cell>
              <table:table-cell office:value-type="float" office:value="-7.42874634808202">
                <text:p>-7.42874634808202</text:p>
              </table:table-cell>
            </table:table-row>
            <table:table-row>
              <table:table-cell office:value-type="string"/>
              <table:table-cell office:value-type="float" office:value="7500">
                <text:p>7500</text:p>
              </table:table-cell>
              <table:table-cell office:value-type="float" office:value="-16.5772168228714">
                <text:p>-16.5772168228714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-23.7009220341722">
                <text:p>-23.7009220341722</text:p>
              </table:table-cell>
            </table:table-row>
            <table:table-row>
              <table:table-cell office:value-type="string"/>
              <table:table-cell office:value-type="float" office:value="15000">
                <text:p>15000</text:p>
              </table:table-cell>
              <table:table-cell office:value-type="float" office:value="-37.3257467816839">
                <text:p>-37.3257467816839</text:p>
              </table:table-cell>
            </table:table-row>
            <table:table-row>
              <table:table-cell office:value-type="string"/>
              <table:table-cell office:value-type="float" office:value="20000">
                <text:p>20000</text:p>
              </table:table-cell>
              <table:table-cell office:value-type="float" office:value="-44.261496506177">
                <text:p>-44.2614965061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